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184AC10874B.png" manifest:media-type="image/png"/>
  <manifest:file-entry manifest:full-path="Pictures/10000000000001A6000002989396EB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2cm"/>
      <style:text-properties fo:font-size="12pt" style:font-size-asian="32pt" style:font-size-complex="32pt"/>
    </style:style>
    <style:style style:name="P4" style:family="paragraph">
      <style:paragraph-properties fo:margin-top="0cm" fo:margin-bottom="0.13cm"/>
      <style:text-properties fo:font-size="12pt" style:font-size-asian="32pt" style:font-size-complex="32pt"/>
    </style:style>
    <style:style style:name="P5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164cm" svg:height="17.567cm" svg:x="0.8cm" svg:y="0.033cm">
          <draw:image xlink:href="Pictures/10000000000001A6000002989396EB44.png" xlink:type="simple" xlink:show="embed" xlink:actuate="onLoad">
            <text:p/>
          </draw:image>
        </draw:frame>
        <draw:frame draw:style-name="gr1" draw:text-style-name="P1" draw:layer="layout" svg:width="11.455cm" svg:height="10.265cm" svg:x="16.5cm" svg:y="0.035cm">
          <draw:image xlink:href="Pictures/10000000000001B100000184AC10874B.png" xlink:type="simple" xlink:show="embed" xlink:actuate="onLoad">
            <text:p/>
          </draw:image>
        </draw:frame>
        <draw:frame presentation:style-name="pr1" draw:text-style-name="P3" draw:layer="layout" svg:width="2.2cm" svg:height="20.379cm" svg:x="-0.8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  <text:p text:style-name="P2"><text:span text:style-name="T1">23</text:span></text:p>
                <text:p text:style-name="P2"><text:span text:style-name="T1">24</text:span></text:p>
                <text:p text:style-name="P2"><text:span text:style-name="T1">25</text:span></text:p>
                <text:p text:style-name="P2"><text:span text:style-name="T1">26</text:span></text:p>
                <text:p text:style-name="P2"><text:span text:style-name="T1">27</text:span></text:p>
                <text:p text:style-name="P2"><text:span text:style-name="T1">28</text:span></text:p>
                <text:p text:style-name="P2"><text:span text:style-name="T1">29</text:span></text:p>
              </text:list-header>
            </text:list>
          </draw:text-box>
        </draw:frame>
        <draw:frame presentation:style-name="pr1" draw:text-style-name="P4" draw:layer="layout" svg:width="2.2cm" svg:height="16.079cm" svg:x="14.9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</text:list-header>
            </text:list>
          </draw:text-box>
        </draw:frame>
        <draw:custom-shape draw:style-name="gr2" draw:text-style-name="P1" draw:layer="layout" svg:width="2.4cm" svg:height="1cm" svg:x="12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26T22:56:09.783460647</dc:date>
    <meta:editing-duration>PT17M14S</meta:editing-duration>
    <meta:editing-cycles>9</meta:editing-cycles>
    <meta:generator>LibreOffice/4.2.8.2$Linux_X86_64 LibreOffice_project/420m0$Build-2</meta:generator>
    <meta:document-statistic meta:object-count="28"/>
  </office:meta>
</office:document-meta>
</file>